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902cm" fo:min-width="5.902cm" fo:padding-top="0.049cm" fo:padding-bottom="0.049cm" fo:padding-left="0.049cm" fo:padding-right="0.049cm" style:run-through="foreground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501cm" fo:min-width="5.902cm" fo:padding-top="0.049cm" fo:padding-bottom="0.049cm" fo:padding-left="0.049cm" fo:padding-right="0.049cm" style:run-through="foreground"/>
    </style:style>
    <style:style style:name="gr5" style:family="graphic">
      <style:graphic-properties draw:stroke="none" svg:stroke-color="#000000" draw:fill="none" draw:fill-color="#ffffff" draw:textarea-vertical-align="middle" fo:min-height="1.804cm" style:run-through="foreground"/>
    </style:style>
    <style:style style:name="gr6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0.55cm" fo:min-width="5.951cm" fo:padding-top="0.025cm" fo:padding-bottom="0.025cm" fo:padding-left="0.025cm" fo:padding-right="0.025cm" style:run-through="foreground"/>
    </style:style>
    <style:style style:name="gr7" style:family="graphic">
      <style:graphic-properties svg:stroke-width="0.101cm" svg:stroke-color="#000000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8" style:family="graphic">
      <style:graphic-properties draw:stroke="dash" draw:stroke-dash="Fine_20_Dashed" svg:stroke-width="0.049cm" svg:stroke-color="#000000" draw:marker-start-width="0.427cm" draw:marker-end="Short_20_line_20_Arrow" draw:marker-end-width="0.427cm" draw:textarea-horizontal-align="center" draw:textarea-vertical-align="middle" fo:padding-top="0.025cm" fo:padding-bottom="0.025cm" fo:padding-left="0.025cm" fo:padding-right="0.025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g draw:style-name="gr2"><draw:custom-shape draw:name="Shape1" draw:style-name="gr3" draw:text-style-name="P2" svg:width="6.002cm" svg:height="3.001cm" svg:x="11.959cm" svg:y="2.143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1.959cm" svg:y="4.558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1.959cm" svg:y="3.947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1.959cm" svg:y="2.143cm"><draw:text-box><text:p text:style-name="P3"><text:span text:style-name="T1">Looker</text:span></text:p></draw:text-box></draw:frame></draw:g><draw:g draw:style-name="gr2"><draw:custom-shape draw:name="Shape1" draw:style-name="gr3" draw:text-style-name="P2" svg:width="6.002cm" svg:height="3.001cm" svg:x="23.679cm" svg:y="7.018cm"><text:p/><draw:enhanced-geometry svg:viewBox="0 0 21600 21600" draw:type="rectangle" draw:enhanced-path="M 0 0 L 21600 0 21600 21600 0 21600 0 0 Z N"/></draw:custom-shape><draw:custom-shape draw:name="Shape2" draw:style-name="gr6" draw:text-style-name="P2" svg:width="6.002cm" svg:height="0.6cm" svg:x="23.679cm" svg:y="9.433cm"><text:p/><draw:enhanced-geometry svg:viewBox="0 0 21600 21600" draw:type="rectangle" draw:enhanced-path="M 0 0 L 21600 0 21600 21600 0 21600 0 0 Z N"/></draw:custom-shape><draw:custom-shape draw:name="Shape2" draw:style-name="gr6" draw:text-style-name="P2" svg:width="6.002cm" svg:height="0.6cm" svg:x="23.679cm" svg:y="8.823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23.679cm" svg:y="7.018cm"><draw:text-box><text:p text:style-name="P3"><text:span text:style-name="T1">Replicator</text:span></text:p></draw:text-box></draw:frame></draw:g><draw:g draw:style-name="gr2"><draw:custom-shape draw:name="Shape1" draw:style-name="gr3" draw:text-style-name="P2" svg:width="6.002cm" svg:height="3.001cm" svg:x="15.849cm" svg:y="7.047cm"><text:p/><draw:enhanced-geometry svg:viewBox="0 0 21600 21600" draw:type="rectangle" draw:enhanced-path="M 0 0 L 21600 0 21600 21600 0 21600 0 0 Z N"/></draw:custom-shape><draw:custom-shape draw:name="Shape2" draw:style-name="gr6" draw:text-style-name="P2" svg:width="6.002cm" svg:height="0.6cm" svg:x="15.849cm" svg:y="9.461cm"><text:p/><draw:enhanced-geometry svg:viewBox="0 0 21600 21600" draw:type="rectangle" draw:enhanced-path="M 0 0 L 21600 0 21600 21600 0 21600 0 0 Z N"/></draw:custom-shape><draw:custom-shape draw:name="Shape2" draw:style-name="gr6" draw:text-style-name="P2" svg:width="6.002cm" svg:height="0.6cm" svg:x="15.849cm" svg:y="8.849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5.849cm" svg:y="7.047cm"><draw:text-box><text:p text:style-name="P3"><text:span text:style-name="T1">Selector</text:span></text:p></draw:text-box></draw:frame></draw:g><draw:g draw:style-name="gr2"><draw:custom-shape draw:name="Shape1" draw:style-name="gr3" draw:text-style-name="P2" svg:width="6.002cm" svg:height="3.001cm" svg:x="7.994cm" svg:y="7.087cm"><text:p/><draw:enhanced-geometry svg:viewBox="0 0 21600 21600" draw:type="rectangle" draw:enhanced-path="M 0 0 L 21600 0 21600 21600 0 21600 0 0 Z N"/></draw:custom-shape><draw:custom-shape draw:name="Shape2" draw:style-name="gr6" draw:text-style-name="P2" svg:width="6.002cm" svg:height="0.6cm" svg:x="7.994cm" svg:y="9.502cm"><text:p/><draw:enhanced-geometry svg:viewBox="0 0 21600 21600" draw:type="rectangle" draw:enhanced-path="M 0 0 L 21600 0 21600 21600 0 21600 0 0 Z N"/></draw:custom-shape><draw:custom-shape draw:name="Shape2" draw:style-name="gr6" draw:text-style-name="P2" svg:width="6.002cm" svg:height="0.6cm" svg:x="7.994cm" svg:y="8.892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7.994cm" svg:y="7.087cm"><draw:text-box><text:p text:style-name="P3"><text:span text:style-name="T1">Equaler</text:span></text:p></draw:text-box></draw:frame></draw:g><draw:g draw:style-name="gr2"><draw:custom-shape draw:name="Shape1" draw:style-name="gr3" draw:text-style-name="P2" svg:width="6.002cm" svg:height="3.001cm" svg:x="0.046cm" svg:y="7.105cm"><text:p/><draw:enhanced-geometry svg:viewBox="0 0 21600 21600" draw:type="rectangle" draw:enhanced-path="M 0 0 L 21600 0 21600 21600 0 21600 0 0 Z N"/></draw:custom-shape><draw:custom-shape draw:name="Shape2" draw:style-name="gr6" draw:text-style-name="P2" svg:width="6.002cm" svg:height="0.6cm" svg:x="0.046cm" svg:y="9.52cm"><text:p/><draw:enhanced-geometry svg:viewBox="0 0 21600 21600" draw:type="rectangle" draw:enhanced-path="M 0 0 L 21600 0 21600 21600 0 21600 0 0 Z N"/></draw:custom-shape><draw:custom-shape draw:name="Shape2" draw:style-name="gr6" draw:text-style-name="P2" svg:width="6.002cm" svg:height="0.6cm" svg:x="0.046cm" svg:y="8.909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0.046cm" svg:y="7.105cm"><draw:text-box><text:p text:style-name="P3"><text:span text:style-name="T1">Resolver</text:span></text:p></draw:text-box></draw:frame></draw:g><draw:line draw:name="Shape1" draw:style-name="gr7" draw:text-style-name="P5" svg:x1="2.604cm" svg:y1="7.103cm" svg:x2="13.48cm" svg:y2="5.156cm"><text:p/></draw:line><draw:line draw:name="Shape2" draw:style-name="gr7" draw:text-style-name="P5" svg:x1="10.883cm" svg:y1="7.086cm" svg:x2="14.515cm" svg:y2="5.142cm"><text:p/></draw:line><draw:line draw:name="Shape3" draw:style-name="gr7" draw:text-style-name="P5" svg:x1="18.932cm" svg:y1="7.045cm" svg:x2="15.171cm" svg:y2="5.156cm"><text:p/></draw:line><draw:line draw:name="Shape4" draw:style-name="gr7" draw:text-style-name="P5" svg:x1="24.274cm" svg:y1="7.045cm" svg:x2="16.418cm" svg:y2="5.142cm"><text:p/></draw:line><draw:polyline draw:name="Shape5" draw:style-name="gr8" draw:text-style-name="P5" svg:width="1.828cm" svg:height="0cm" svg:x="21.849cm" svg:y="8.465cm" svg:viewBox="0 0 1829 0" draw:points="0,0 1053,0 1829,0"><text:p/></draw:polyline><draw:polyline draw:name="Shape6" draw:style-name="gr8" draw:text-style-name="P5" svg:width="1.77cm" svg:height="0cm" svg:x="14.078cm" svg:y="8.576cm" svg:viewBox="0 0 1771 0" draw:points="0,0 1304,0 1771,0"><text:p/></draw:polyline><draw:polyline draw:name="Shape7" draw:style-name="gr8" draw:text-style-name="P5" svg:width="1.341cm" svg:height="16.1cm" draw:transform="rotate (-1.5707963267949) translate (18.8965416666667cm 10.0471111111111cm)" svg:viewBox="0 0 1342 16101" draw:points="72,16101 908,16101 1342,16101 1342,0 0,0"><text:p/></draw:poly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8-05T11:34:07.907972995</dc:date>
    <meta:editing-duration>PT7H27M28S</meta:editing-duration>
    <meta:editing-cycles>92</meta:editing-cycles>
    <meta:generator>LibreOffice/5.2.7.2$Linux_X86_64 LibreOffice_project/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